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e63" officeooo:paragraph-rsid="00093e63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about the hmeq data file</text:p>
      <text:p text:style-name="Standard"/>
      <text:p text:style-name="Standard">olumns</text:p>
      <text:section text:style-name="Sect1" text:name="tooltip_57">
        <text:p text:style-name="Standard"/>
      </text:section>
      <text:p text:style-name="P2">BAD</text:p>
      <text:p text:style-name="Text_20_body">1 = client defaulted on loan 0 = loan repaid</text:p>
      <text:section text:style-name="Sect1" text:name="tooltip_58">
        <text:p text:style-name="Text_20_body"/>
      </text:section>
      <text:p text:style-name="Text_20_body">LOAN</text:p>
      <text:p text:style-name="Text_20_body">Amount of the loan request</text:p>
      <text:section text:style-name="Sect1" text:name="tooltip_59">
        <text:p text:style-name="Text_20_body"/>
      </text:section>
      <text:p text:style-name="Text_20_body">MORTDUE</text:p>
      <text:p text:style-name="Text_20_body">Amount due on existing mortgage</text:p>
      <text:section text:style-name="Sect1" text:name="tooltip_60">
        <text:p text:style-name="Text_20_body"/>
      </text:section>
      <text:p text:style-name="Text_20_body">VALUE</text:p>
      <text:p text:style-name="Text_20_body">Value of current property</text:p>
      <text:section text:style-name="Sect1" text:name="tooltip_61">
        <text:p text:style-name="Text_20_body"/>
      </text:section>
      <text:p text:style-name="Text_20_body">REASON</text:p>
      <text:p text:style-name="Text_20_body">DebtCon = debt consolidation HomeImp = home improvement</text:p>
      <text:section text:style-name="Sect1" text:name="tooltip_62">
        <text:p text:style-name="Text_20_body"/>
      </text:section>
      <text:p text:style-name="Text_20_body">JOB</text:p>
      <text:p text:style-name="Text_20_body">Six occupational categories</text:p>
      <text:section text:style-name="Sect1" text:name="tooltip_63">
        <text:p text:style-name="Text_20_body"/>
      </text:section>
      <text:p text:style-name="Text_20_body">YOJ</text:p>
      <text:p text:style-name="Text_20_body">Years at present job</text:p>
      <text:section text:style-name="Sect1" text:name="tooltip_64">
        <text:p text:style-name="Text_20_body"/>
      </text:section>
      <text:p text:style-name="Text_20_body">DEROG</text:p>
      <text:p text:style-name="Text_20_body">Number of major derogatory reports</text:p>
      <text:section text:style-name="Sect1" text:name="tooltip_65">
        <text:p text:style-name="Text_20_body"/>
      </text:section>
      <text:p text:style-name="Text_20_body">DELINQ</text:p>
      <text:p text:style-name="Text_20_body">Number of delinquent credit lines</text:p>
      <text:section text:style-name="Sect1" text:name="tooltip_66">
        <text:p text:style-name="Text_20_body"/>
      </text:section>
      <text:p text:style-name="Text_20_body">CLAGE</text:p>
      <text:p text:style-name="Text_20_body"><text:soft-page-break/>Age of oldest trade line in months</text:p>
      <text:section text:style-name="Sect1" text:name="tooltip_67">
        <text:p text:style-name="Text_20_body"/>
      </text:section>
      <text:p text:style-name="Text_20_body">NINQ</text:p>
      <text:p text:style-name="Text_20_body">Number of recent credit lines</text:p>
      <text:section text:style-name="Sect1" text:name="tooltip_68">
        <text:p text:style-name="Text_20_body"/>
      </text:section>
      <text:p text:style-name="Text_20_body">CLNO</text:p>
      <text:p text:style-name="Text_20_body">Number of credit lines</text:p>
      <text:section text:style-name="Sect1" text:name="tooltip_69">
        <text:p text:style-name="Text_20_body"/>
      </text:section>
      <text:p text:style-name="Text_20_body">DEBTINC</text:p>
      <text:p text:style-name="Text_20_body">Debt-to-income rati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34:28.936987023</meta:creation-date>
    <dc:date>2019-04-09T21:36:02.120684162</dc:date>
    <meta:editing-duration>PT1M33S</meta:editing-duration>
    <meta:editing-cycles>1</meta:editing-cycles>
    <meta:document-statistic meta:table-count="0" meta:image-count="0" meta:object-count="0" meta:page-count="2" meta:paragraph-count="28" meta:word-count="87" meta:character-count="504" meta:non-whitespace-character-count="445"/>
    <meta:generator>LibreOffice/5.4.7.2$Linux_X86_64 LibreOffice_project/c838ef25c16710f8838b1faec480ebba495259d0</meta:generator>
  </office:meta>
</office:document-meta>
</file>